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1.75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1"/>
        <table:table-column table:style-name="co2" table:default-cell-style-name="ce2"/>
        <table:table-column table:style-name="co4" table:number-columns-repeated="4" table:default-cell-style-name="ce16"/>
        <table:table-column table:style-name="co1" table:number-columns-repeated="1017" table:default-cell-style-name="ce2"/>
        <table:table-row table:style-name="ro2">
          <table:table-cell table:style-name="ce1" office:value-type="string">
            <text:p>White Bread Shield for Arduino Parts List v1 20140105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Qty</text:p>
          </table:table-cell>
          <table:table-cell table:style-name="ce17" office:value-type="string">
            <text:p>Digikey</text:p>
          </table:table-cell>
          <table:table-cell table:style-name="ce17" office:value-type="string">
            <text:p>Newark</text:p>
          </table:table-cell>
          <table:table-cell table:style-name="ce17" office:value-type="string">
            <text:p>Allied</text:p>
          </table:table-cell>
          <table:table-cell table:style-name="ce17" office:value-type="string">
            <text:p>Mouser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Atmel ATMEGA328P-PU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ATMEGA328P-PU/ATMEGA328P-PU-ND/1914589">ATMEGA328P-PU-ND</text:a></text:p>
          </table:table-cell>
          <table:table-cell table:style-name="ce21" office:value-type="string">
            <text:p><text:a xlink:href="http://www.newark.com/atmel/atmega328p-pu/ic-8bit-mcu-avr-mega-20mhz-28/dp/68T2944?ost=ATMEGA328P-PU&amp;categoryId=800000004601">68T2944</text:a></text:p>
          </table:table-cell>
          <table:table-cell table:style-name="ce21" office:value-type="string">
            <text:p><text:a xlink:href="http://www.alliedelec.com/search/productdetail.aspx?SKU=70332157">70332157</text:a></text:p>
          </table:table-cell>
          <table:table-cell table:style-name="ce22" office:value-type="string">
            <text:p><text:a xlink:href="http://in.mouser.com/ProductDetail/Atmel/ATMEGA328P-PU/?qs=/ha2pyFaduhQ%2BjznIsBMMPRoEjEGcJxYuEuCd0kVlpy%2Ba5HItpSlwA==">556-ATMEGA328P-PU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28-Position DIP Socket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1-390261-9/A100210-ND/990628">A100210-ND</text:a></text:p>
          </table:table-cell>
          <table:table-cell table:style-name="ce17" office:value-type="string">
            <text:p><text:a xlink:href="http://www.newark.com/te-connectivity-amp/1-390261-9/dip-socket-28pos-through-hole/dp/52K3282">52K3282</text:a></text:p>
          </table:table-cell>
          <table:table-cell table:style-name="ce17" office:value-type="string">
            <text:p><text:a xlink:href="http://www.alliedelec.com/search/productdetail.aspx?SKU=70042912">70042912</text:a></text:p>
          </table:table-cell>
          <table:table-cell table:style-name="ce17" office:value-type="string">
            <text:p><text:a xlink:href="http://in.mouser.com/ProductDetail/TE-Connectivity/1-390261-9/?qs=/ha2pyFadugDy7INTK4o4Xc0BjOmwAAglS/ko3XHgLM=">571-1-390261-9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16MHz Crystal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ECS-160-20-4X/X1103-ND/827594">X1103-ND</text:a></text:p>
          </table:table-cell>
          <table:table-cell table:style-name="ce17" office:value-type="string">
            <text:p><text:a xlink:href="http://www.newark.com/vishay-dale/xt9s20ana16m/crystal-16mhz-through-hole/dp/18C1481?ost=XT9S20ANA16M">18C1481</text:a></text:p>
          </table:table-cell>
          <table:table-cell table:style-name="ce17" office:value-type="string">
            <text:p><text:a xlink:href="http://www.alliedelec.com/search/productdetail.aspx?SKU=70200574#tab=specs">70200574</text:a></text:p>
          </table:table-cell>
          <table:table-cell table:style-name="ce17" office:value-type="string">
            <text:p><text:a xlink:href="http://in.mouser.com/ProductDetail/ECS/ECS-160-20-4X/?qs=sGAEpiMZZMsBj6bBr9Q9aVer1RMgfDjszS79egocOZw=">520-HCU1600-20X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22pF 50V Capacitor (Ceramic)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<text:a xlink:href="http://www.digikey.com/product-detail/en/K220J15C0GF5TL2/BC1005CT-ND/286627">BC1005CT-ND</text:a></text:p>
          </table:table-cell>
          <table:table-cell table:style-name="ce17" office:value-type="string">
            <text:p><text:a xlink:href="http://www.newark.com/vishay-bc-components/k220j15c0gf5tl2/capacitor-ceramic-22pf-50v-c0g/dp/95C1007">95C1007</text:a></text:p>
          </table:table-cell>
          <table:table-cell table:style-name="ce17" office:value-type="string">
            <text:p><text:a xlink:href="http://www.alliedelec.com/search/productdetail.aspx?SKU=70122937">70122937</text:a></text:p>
          </table:table-cell>
          <table:table-cell table:style-name="ce17" office:value-type="string">
            <text:p><text:a xlink:href="http://in.mouser.com/ProductDetail/Vishay/K220J15C0GF5TL2/?qs=/ha2pyFadugN5EhcjRKQmocVRJJ6irxdGQMAnbM/THTTebXD2zlv9g==">594-K220J15C0GF5TL2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1M<text:span text:style-name="T1">Ω 1/4W +/-5% Resistor</text:span>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CFR-25JB-52-1M/1.0MQBK-ND/99">1.0MQBK-ND</text:a></text:p>
          </table:table-cell>
          <table:table-cell table:style-name="ce17" office:value-type="string">
            <text:p><text:a xlink:href="http://www.newark.com/multicomp/mcf-0-25w-1m/resistor-carbon-film-1mohm-250mw/dp/38K0330">38K0330</text:a></text:p>
          </table:table-cell>
          <table:table-cell table:style-name="ce17" office:value-type="string">
            <text:p><text:a xlink:href="http://www.alliedelec.com/search/productdetail.aspx?SKU=70183402">70183402</text:a></text:p>
          </table:table-cell>
          <table:table-cell table:style-name="ce17" office:value-type="string">
            <text:p><text:a xlink:href="http://in.mouser.com/ProductDetail/Xicon/291-1M-RC/?qs=sGAEpiMZZMtlubZbdhIBINXtXFsjrHoT8e44dBNmMWc=">291-1M-RC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Power Jack, 24VDC 5A, 2.1x5.5mm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PJ-102AH/CP-102AH-ND/408448">CP-102AH-ND</text:a></text:p>
          </table:table-cell>
          <table:table-cell table:style-name="ce17" table:number-columns-repeated="3"/>
          <table:table-cell table:number-columns-repeated="101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string">
            <text:p>1N4001 Diode, 50V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1N4001/1N4001FSCT-ND/1532742">1N4001FSCT-ND</text:a></text:p>
          </table:table-cell>
          <table:table-cell table:style-name="ce17" office:value-type="string">
            <text:p><text:a xlink:href="http://www.newark.com/nte-electronics/1n4001/standard-diode-1a-50v-do-41/dp/10M8464">10M8486</text:a></text:p>
          </table:table-cell>
          <table:table-cell table:style-name="ce17" office:value-type="string">
            <text:p><text:a xlink:href="http://www.alliedelec.com/search/productdetail.aspx?SKU=70015967">70015967</text:a></text:p>
          </table:table-cell>
          <table:table-cell table:style-name="ce17" office:value-type="string">
            <text:p><text:a xlink:href="http://in.mouser.com/ProductDetail/Fairchild-Semiconductor/1N4001/?qs=sGAEpiMZZMutXGli8Ay4kJFypYesfd9y2GUYLufLOL0=">512-1N4001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5VDC 1A Voltage Regulato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LM7805CT/LM7805CT-ND/458698">LM7805CT-ND</text:a></text:p>
          </table:table-cell>
          <table:table-cell table:style-name="ce17" office:value-type="string">
            <text:p><text:a xlink:href="http://www.newark.com/fairchild-semiconductor/lm7805ct/ic-ldo-reg-1a-5v-to-220-3/dp/80P4554?ost=LM7805CT">80P4554</text:a></text:p>
          </table:table-cell>
          <table:table-cell table:style-name="ce17"/>
          <table:table-cell table:style-name="ce17" office:value-type="string">
            <text:p><text:a xlink:href="http://in.mouser.com/ProductDetail/Fairchild-Semiconductor/LM7805CT/?qs=sGAEpiMZZMtUqDgmOWBjgPJMQlYvsHAW%2BBbwCYnQla0=">512-LM7805CT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8" office:value-type="string">
            <text:p>3.3VDC 100mA Voltage Regulato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L78L33ACZ/497-7288-ND/1038304">497-7288-ND</text:a></text:p>
          </table:table-cell>
          <table:table-cell table:style-name="ce17" office:value-type="string">
            <text:p><text:a xlink:href="http://www.newark.com/stmicroelectronics/l78l33acz/ic-linear-voltage-regulator-3/dp/89K1362?ost=L78L33ACZ">89K1362</text:a></text:p>
          </table:table-cell>
          <table:table-cell table:style-name="ce17" office:value-type="string">
            <text:p><text:a xlink:href="http://www.alliedelec.com/search/productdetail.aspx?SKU=R1144986">R1144986</text:a></text:p>
          </table:table-cell>
          <table:table-cell table:style-name="ce17" office:value-type="string">
            <text:p><text:a xlink:href="http://in.mouser.com/ProductDetail/STMicroelectronics/L78L33ACZ/?qs=sGAEpiMZZMtUqDgmOWBjgLAmId5B/jmHpfabeMkxbt0=">511-L78L33ACZ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8" office:value-type="string">
            <text:p>0.1<text:span text:style-name="T1">μF 50V Capacitor (Aluminum)</text:span>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<text:a xlink:href="http://www.digikey.com/product-detail/en/UMA1H0R1MDD/493-5955-ND/2598631">493-5955-ND</text:a></text:p>
          </table:table-cell>
          <table:table-cell table:style-name="ce17" office:value-type="string">
            <text:p><text:a xlink:href="http://www.newark.com/panasonic/eea-ga1hr10/capacitor-alum-elec-0-1uf-20-50v/dp/83T6867">83T6867</text:a></text:p>
          </table:table-cell>
          <table:table-cell table:style-name="ce17" office:value-type="string">
            <text:p><text:a xlink:href="http://www.alliedelec.com/search/productdetail.aspx?SKU=70067889#tab=specs">70067889</text:a></text:p>
          </table:table-cell>
          <table:table-cell table:style-name="ce17" office:value-type="string">
            <text:p><text:a xlink:href="http://in.mouser.com/ProductDetail/Nichicon/UMT1H0R1MCD2/?qs=sGAEpiMZZMtZ1n0r9vR22RiqJGVCw%2BXJhP8wqq2%2BAEE=">647-UMT1H0R1MCD2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8" office:value-type="string">
            <text:p>0.33μF 50V Capacitor (Aluminum)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<text:a xlink:href="http://www.digikey.com/product-detail/en/UMA1HR33MDD1TP/493-10465-1-ND/4312724">493-10465-1-ND</text:a></text:p>
          </table:table-cell>
          <table:table-cell table:style-name="ce17"/>
          <table:table-cell table:style-name="ce17" office:value-type="string">
            <text:p><text:a xlink:href="http://www.alliedelec.com/search/productdetail.aspx?SKU=70067892#tab=overview">70067892</text:a></text:p>
          </table:table-cell>
          <table:table-cell table:style-name="ce17" office:value-type="string">
            <text:p><text:a xlink:href="http://in.mouser.com/ProductDetail/Nichicon/UMT1HR33MCD2/?qs=sGAEpiMZZMtZ1n0r9vR22RiqJGVCw%2BXJr3VnzWPyKq0=">647-UMT1HR33MCD2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8" office:value-type="string">
            <text:p>0.1μF 50V Capacitor (Ceramic)</text:p>
          </table:table-cell>
          <table:table-cell table:style-name="ce3" office:value-type="float" office:value="3">
            <text:p>3</text:p>
          </table:table-cell>
          <table:table-cell table:style-name="ce17" office:value-type="string">
            <text:p><text:a xlink:href="http://www.digikey.com/product-detail/en/K104K15X7RF5TL2/BC1084CT-ND/286706">BC1084CT-ND</text:a></text:p>
          </table:table-cell>
          <table:table-cell table:style-name="ce17" office:value-type="string">
            <text:p><text:a xlink:href="http://www.newark.com/vishay-bc-components/k104k15x7rf5tl2/capacitor-ceramic-0-1uf-50v-x7r/dp/85C4656">85C4656</text:a></text:p>
          </table:table-cell>
          <table:table-cell table:style-name="ce17" office:value-type="string">
            <text:p><text:a xlink:href="http://www.alliedelec.com/search/productdetail.aspx?SKU=70122993#tab=overview">70122993</text:a></text:p>
          </table:table-cell>
          <table:table-cell table:style-name="ce17" office:value-type="string">
            <text:p><text:a xlink:href="http://in.mouser.com/ProductDetail/Vishay-BC-Components/K104K15X7RF5TL2/?qs=sGAEpiMZZMt3KoXD5rJ2N6ZV8M58kCCvJTNs/fdqHnI=">594-K104K15X7RF5TL2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8" office:value-type="string">
            <text:p>SPST Tactile Switch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B3F-1000/SW400-ND/33150">SW400-ND</text:a></text:p>
          </table:table-cell>
          <table:table-cell table:style-name="ce17" office:value-type="string">
            <text:p><text:a xlink:href="http://www.newark.com/omron-electronic-components/b3f-1000/switch-tactile-spst-no-50ma-thd/dp/36K7138?ost=B3F-1000&amp;categoryId=800000005392">36K7138</text:a></text:p>
          </table:table-cell>
          <table:table-cell table:style-name="ce17" office:value-type="string">
            <text:p><text:a xlink:href="http://www.alliedelec.com/search/productdetail.aspx?SKU=70176104">70176104</text:a></text:p>
          </table:table-cell>
          <table:table-cell table:style-name="ce17" office:value-type="string">
            <text:p><text:a xlink:href="http://in.mouser.com/ProductDetail/Omron-Electronics/B3F-1000/?qs=sGAEpiMZZMsgGjVA3toVBBU0c2ex/tqcOMmJQYOPa4M=">653-B3F-1000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8" office:value-type="string">
            <text:p>10kΩ 1/4W +/-5% Resisto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CFR-25JB-52-10K/10KQBK-ND/338">10KQBK-ND</text:a></text:p>
          </table:table-cell>
          <table:table-cell table:style-name="ce17" office:value-type="string">
            <text:p><text:a xlink:href="http://www.newark.com/multicomp/mcf-0-25w-10k/resistor-carbon-film-10kohm-250mw/dp/38K0328?ost=38K0328">38K0328</text:a></text:p>
          </table:table-cell>
          <table:table-cell table:style-name="ce17" office:value-type="string">
            <text:p><text:a xlink:href="http://www.alliedelec.com/search/productdetail.aspx?SKU=70183364">70183364</text:a></text:p>
          </table:table-cell>
          <table:table-cell table:style-name="ce17" office:value-type="string">
            <text:p><text:a xlink:href="http://in.mouser.com/ProductDetail/Xicon/291-10K-RC/?qs=sGAEpiMZZMu61qfTUdNhG6xwTrVwTvbz8PPav3aExs8=">291-10K-RC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string">
            <text:p>3mm Green LED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LN38GCPX/P607-ND/644227">P607-ND</text:a></text:p>
          </table:table-cell>
          <table:table-cell table:style-name="ce17" office:value-type="string">
            <text:p><text:a xlink:href="http://www.newark.com/kingbright/l-934lgd/led-green-t-1-3mm-2mcd-568nm/dp/96K2574">96K2574</text:a></text:p>
          </table:table-cell>
          <table:table-cell table:style-name="ce17" office:value-type="string">
            <text:p><text:a xlink:href="http://www.alliedelec.com/search/productdetail.aspx?SKU=70061562#tab=specs">70061562</text:a></text:p>
          </table:table-cell>
          <table:table-cell table:style-name="ce17" office:value-type="string">
            <text:p><text:a xlink:href="http://in.mouser.com/ProductDetail/Kingbright/WP3A8GD/?qs=sGAEpiMZZMtmwHDZQCdlqU7rLjyHlUWNhcWWgx4KloA=">604-WP3A8GD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8" office:value-type="string">
            <text:p>220Ω 1/4W +/-5% Resisto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CFR-25JB-52-220R/220QBK-ND/1295">220QBK-ND</text:a></text:p>
          </table:table-cell>
          <table:table-cell table:style-name="ce17" office:value-type="string">
            <text:p><text:a xlink:href="http://www.newark.com/multicomp/mcf-0-25w-220r/resistor-carbon-film-220-ohm-250mw/dp/38K0351">38K0351</text:a></text:p>
          </table:table-cell>
          <table:table-cell table:style-name="ce17" office:value-type="string">
            <text:p><text:a xlink:href="http://www.alliedelec.com/search/productdetail.aspx?SKU=70183329">70183329</text:a></text:p>
          </table:table-cell>
          <table:table-cell table:style-name="ce17" office:value-type="string">
            <text:p><text:a xlink:href="http://in.mouser.com/ProductDetail/Xicon/291-220-RC/?qs=sGAEpiMZZMtlubZbdhIBILs/lbQCHarvWOCAg4Zw63o=">291-220-RC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8" office:value-type="string">
            <text:p>6-Pin Header (FTDI)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4-103321-0-06/A26520-06-ND/291586">A26520-06-ND</text:a></text:p>
          </table:table-cell>
          <table:table-cell table:style-name="ce17" office:value-type="string">
            <text:p><text:a xlink:href="http://www.newark.com/multicomp/2211s-06g/board-board-connector-header-6way/dp/08N6748">08N6748</text:a></text:p>
          </table:table-cell>
          <table:table-cell table:style-name="ce17" office:value-type="string">
            <text:p><text:a xlink:href="http://www.alliedelec.com/search/productdetail.aspx?SKU=70190972">70190972</text:a></text:p>
          </table:table-cell>
          <table:table-cell table:style-name="ce17" office:value-type="string">
            <text:p><text:a xlink:href="http://in.mouser.com/ProductDetail/TE-Connectivity-AMP/826936-6/?qs=sGAEpiMZZMs%2BGHln7q6pm6Upc30RNkAXrSYGIzhf40A=">571-826936-6</text:a>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8" table:number-columns-repeated="3"/>
          <table:table-cell table:style-name="ce23"/>
          <table:table-cell table:number-columns-repeated="1017"/>
        </table:table-row>
        <table:table-row table:style-name="ro2">
          <table:table-cell table:style-name="ce5" office:value-type="string">
            <text:p>If you want to use the White Bread Shield as the top shield in a shield stack, you will need the following header part.</text:p>
          </table:table-cell>
          <table:table-cell table:style-name="ce10"/>
          <table:table-cell table:style-name="ce14"/>
          <table:table-cell table:style-name="ce19" table:number-columns-repeated="3"/>
          <table:table-cell table:style-name="ce24"/>
          <table:table-cell table:number-columns-repeated="101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8" office:value-type="string">
            <text:p>40-Pin Heade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digikey.com/product-detail/en/4-103321-0/A26520-40-ND/297937">A26520-40-ND</text:a></text:p>
          </table:table-cell>
          <table:table-cell table:style-name="ce17" office:value-type="string">
            <text:p><text:a xlink:href="http://www.newark.com/te-connectivity-amp/4-103321-0/board-board-conn-header-40way/dp/90F3988">90F3988</text:a></text:p>
          </table:table-cell>
          <table:table-cell table:style-name="ce17" office:value-type="string">
            <text:p><text:a xlink:href="http://www.alliedelec.com/search/productdetail.aspx?SKU=70086711">70086711</text:a></text:p>
          </table:table-cell>
          <table:table-cell table:style-name="ce17" office:value-type="string">
            <text:p><text:a xlink:href="http://in.mouser.com/ProductDetail/TE-Connectivity-AMP/4-103321-0/?qs=sGAEpiMZZMs%2BGHln7q6pm48SVpWlpfsE38CAVExZ9m4=">571-41033210</text:a>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9" office:value-type="string">
            <text:p>NOTE: One of these 40-pin headers is enough for the shield connections and the FTDI header (17). <text:s/>No need to order both.</text:p>
          </table:table-cell>
          <table:table-cell table:style-name="ce13"/>
          <table:table-cell table:style-name="ce18" table:number-columns-repeated="3"/>
          <table:table-cell table:style-name="ce23"/>
          <table:table-cell table:number-columns-repeated="1017"/>
        </table:table-row>
        <table:table-row table:style-name="ro2">
          <table:table-cell table:style-name="ce6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5" office:value-type="string">
            <text:p>If you want to use the White Bread Shield as the bottom or a middle shield in a shield stack, you will need the following header part.</text:p>
          </table:table-cell>
          <table:table-cell table:style-name="ce10"/>
          <table:table-cell table:style-name="ce14"/>
          <table:table-cell table:style-name="ce19" table:number-columns-repeated="3"/>
          <table:table-cell table:style-name="ce24"/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17" office:value-type="string">
            <text:p>Adafruit</text:p>
          </table:table-cell>
          <table:table-cell table:style-name="ce17" office:value-type="string">
            <text:p>Sparkfun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8" office:value-type="string">
            <text:p>Arduino UNO Header Kit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<text:a xlink:href="http://www.adafruit.com/products/85">ID: 85</text:a></text:p>
          </table:table-cell>
          <table:table-cell table:style-name="ce17" office:value-type="string">
            <text:p><text:a xlink:href="https://www.sparkfun.com/products/11417">PRT-11417</text:a></text:p>
          </table:table-cell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7"/>
          <table:table-cell table:style-name="ce12" office:value-type="string">
            <text:p>NOTE: You can use these for the bottom board by soldering and trimming the leads.</text:p>
          </table:table-cell>
          <table:table-cell table:style-name="ce15"/>
          <table:table-cell table:style-name="ce20" table:number-columns-repeated="3"/>
          <table:table-cell table:style-name="ce26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-pages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1/05/2014</text:date>, <text:time>11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Davidson</meta:initial-creator>
    <meta:creation-date>2014-01-04T10:40:41</meta:creation-date>
    <meta:generator>OpenOffice.org/3.4.1$Unix OpenOffice.org_project/341m1$Build-9593</meta:generator>
    <dc:date>2014-01-05T11:43:04</dc:date>
    <dc:creator>Mark Davidson</dc:creator>
    <meta:editing-duration>PT14H13M7S</meta:editing-duration>
    <meta:editing-cycles>7</meta:editing-cycles>
    <meta:document-statistic meta:table-count="3" meta:cell-count="140" meta:object-count="0"/>
  </office:meta>
</office:document-meta>
</file>